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Lohit Devanagari1" svg:font-family="'Lohit Devanagari'"/>
    <style:font-face style:name="Open Sans" svg:font-family="'Open Sans', Helvetica, Arial,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e0e0e0" draw:opacity="100%"/>
      <style:paragraph-properties fo:margin-left="0cm" fo:margin-right="0cm" fo:margin-top="0cm" fo:margin-bottom="0cm" loext:contextual-spacing="false" fo:line-height="151%" fo:text-align="justify" style:justify-single-word="false" fo:orphans="2" fo:widows="2" fo:text-indent="0cm" style:auto-text-indent="false" fo:background-color="#e0e0e0" fo:padding="0.24cm" fo:border="0.06pt solid #ededed"/>
    </style:style>
    <style:style style:name="P2" style:family="paragraph" style:parent-style-name="Preformatted_20_Text">
      <loext:graphic-properties draw:fill="solid" draw:fill-color="#e0e0e0" draw:opacity="100%"/>
      <style:paragraph-properties fo:margin-top="0cm" fo:margin-bottom="0.24cm" loext:contextual-spacing="false" fo:line-height="151%" fo:text-align="justify" style:justify-single-word="false" fo:orphans="2" fo:widows="2" fo:background-color="#e0e0e0" fo:padding="0.24cm" fo:border="0.06pt solid #ededed"/>
      <style:text-properties fo:font-variant="normal" fo:text-transform="none" fo:color="#000000" fo:letter-spacing="normal"/>
    </style:style>
    <style:style style:name="P3" style:family="paragraph" style:parent-style-name="Preformatted_20_Text">
      <loext:graphic-properties draw:fill="solid" draw:fill-color="#e0e0e0" draw:opacity="100%"/>
      <style:paragraph-properties fo:margin-top="0cm" fo:margin-bottom="0.24cm" loext:contextual-spacing="false" fo:line-height="151%" fo:text-align="justify" style:justify-single-word="false" fo:orphans="2" fo:widows="2" fo:background-color="#e0e0e0" fo:padding="0.24cm" fo:border="0.06pt solid #ededed"/>
      <style:text-properties fo:font-variant="normal" fo:text-transform="none" fo:color="#000000" style:font-name="Consolas" fo:font-size="8.14999961853027pt" fo:letter-spacing="normal" fo:font-style="normal" fo:font-weight="normal"/>
    </style:style>
    <style:style style:name="P4" style:family="paragraph" style:parent-style-name="Preformatted_20_Text">
      <loext:graphic-properties draw:fill="solid" draw:fill-color="#e0e0e0" draw:opacity="100%"/>
      <style:paragraph-properties fo:margin-top="0cm" fo:margin-bottom="0.24cm" loext:contextual-spacing="false" fo:line-height="151%" fo:text-align="justify" style:justify-single-word="false" fo:orphans="2" fo:widows="2" fo:background-color="#e0e0e0" fo:padding="0.24cm" fo:border="0.06pt solid #edede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0.1999998092651pt" fo:letter-spacing="normal" fo:font-style="normal" fo:font-weight="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10.1999998092651pt" fo:letter-spacing="normal" fo:font-style="normal" fo:font-weight="normal" officeooo:rsid="0010bdc7" officeooo:paragraph-rsid="0010bdc7"/>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Open Sans" fo:font-size="10.1999998092651pt" fo:letter-spacing="normal" fo:font-style="normal" fo:font-weight="normal" officeooo:paragraph-rsid="0013c712"/>
    </style:style>
    <style:style style:name="T1" style:family="text">
      <style:text-properties fo:font-weight="normal" loext:padding="0cm" loext:border="none"/>
    </style:style>
    <style:style style:name="T2" style:family="text">
      <style:text-properties fo:color="#ec4e20" style:text-line-through-style="none" style:text-line-through-type="none" style:text-underline-style="none" fo:font-weight="normal" style:text-blinking="false" loext:padding="0cm" loext:border="none"/>
    </style:style>
    <style:style style:name="T3" style:family="text">
      <style:text-properties fo:font-variant="normal" fo:text-transform="none" fo:color="#000000" style:font-name="Open Sans" fo:font-size="10.1999998092651pt" fo:letter-spacing="normal" fo:font-style="normal" fo:font-weight="normal"/>
    </style:style>
    <style:style style:name="T4" style:family="text">
      <style:text-properties fo:font-variant="normal" fo:text-transform="none" fo:color="#000000" style:font-name="Open Sans" fo:font-size="10.1999998092651pt" fo:letter-spacing="normal" fo:font-style="normal" loext:padding="0cm" loext:border="none"/>
    </style:style>
    <style:style style:name="T5" style:family="text">
      <style:text-properties fo:font-variant="normal" fo:text-transform="none" fo:color="#000000" style:font-name="Consolas" fo:font-size="8.14999961853027pt" fo:letter-spacing="normal" fo:font-style="normal" fo:font-weight="normal"/>
    </style:style>
    <style:style style:name="T6" style:family="text">
      <style:text-properties fo:font-variant="normal" fo:text-transform="none" fo:color="#000000" style:font-name="Consolas" fo:font-size="8.14999961853027pt" fo:letter-spacing="normal" fo:font-style="normal" fo:font-weight="normal" loext:padding="0cm" loext:border="none"/>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loext:padding="0cm" loext:border="none"/>
    </style:style>
    <style:style style:name="T9" style:family="text">
      <style:text-properties fo:font-variant="normal" fo:text-transform="none" fo:color="#ff0000" style:font-name="Consolas" fo:font-size="8.14999961853027pt" fo:letter-spacing="normal" fo:font-style="normal" fo:font-weight="normal" loext:padding="0cm" loext:border="none"/>
    </style:style>
    <style:style style:name="T10" style:family="text">
      <style:text-properties style:font-name="Consolas" fo:font-size="8.14999961853027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hy bbst instead of bst</text:p>
      <text:p text:style-name="P5"/>
      <text:p text:style-name="P5">Most of the BST operations (e.g., search, max, min, insert, delete.. etc) take O(h) time where h is the height of the BST. The cost of these operations may become O(n) for a skewed Binary tree. If we make sure that height of the tree remains O(Logn) after every insertion and deletion, then we can guarantee an upper bound of O(Logn) for all these operations. The height of a Red-Black tree is always O(Logn) where n is the number of nodes in the tree.</text:p>
      <text:p text:style-name="P5"/>
      <text:p text:style-name="P5"/>
      <text:p text:style-name="P7"><text:span text:style-name="Strong_20_Emphasis"><text:span text:style-name="T1">Comparison with </text:span></text:span><text:a xlink:type="simple" xlink:href="https://www.geeksforgeeks.org/avl-tree-set-1-insertion/" office:target-frame-name="_blank" xlink:show="new" text:style-name="Internet_20_link" text:visited-style-name="Visited_20_Internet_20_Link"><text:span text:style-name="Strong_20_Emphasis"><text:span text:style-name="T2">AVL Tree</text:span></text:span></text:a></text:p>
      <text:p text:style-name="P7"><text:line-break/>The AVL trees are more balanced compared to Red-Black Trees, but they may cause more rotations during insertion and deletion. So if your application involves many frequent insertions and deletions, then Red Black trees should be preferred. And if the insertions and deletions are less frequent and search is a more frequent operation, then AVL tree should be preferred over Red-Black Tree.</text:p>
      <text:p text:style-name="Text_20_body"/>
      <text:p text:style-name="Text_20_body"/>
      <text:p text:style-name="Text_20_body"><text:span text:style-name="Strong_20_Emphasis"><text:span text:style-name="T4">How does a Red-Black Tree ensure balance?</text:span></text:span><text:line-break/><text:span text:style-name="T3">A simple example to understand balancing is, a chain of 3 nodes is not possible in the Red-Black tree. We can try any combination of colours and see all of them violate Red-Black tree property.A chain of 3 nodes is nodes is not possible in Red-Black Trees. </text:span></text:p>
      <text:p text:style-name="P1"><text:span text:style-name="T5">Following are </text:span><text:span text:style-name="Strong_20_Emphasis"><text:span text:style-name="T6">NOT</text:span></text:span><text:span text:style-name="T5"> Red-Black Trees</text:span></text:p>
      <text:p text:style-name="P1"><text:span text:style-name="Strong_20_Emphasis"><text:span text:style-name="T8"><text:s text:c="8"/></text:span></text:span><text:span text:style-name="Strong_20_Emphasis"><text:span text:style-name="T6">30</text:span></text:span><text:span text:style-name="T5"> <text:s text:c="12"/></text:span><text:span text:style-name="Strong_20_Emphasis"><text:span text:style-name="T6">30</text:span></text:span><text:span text:style-name="T9"> <text:s text:c="14"/></text:span><text:span text:style-name="Strong_20_Emphasis"><text:span text:style-name="T6">30 <text:s text:c="6"/></text:span></text:span></text:p>
      <text:p text:style-name="P2"><text:s text:c="7"/><text:span text:style-name="T10">/ \ <text:s text:c="11"/>/ <text:s/>\ <text:s text:c="12"/>/ <text:s/>\</text:span></text:p>
      <text:p text:style-name="P1"><text:span text:style-name="T7"><text:s text:c="5"/></text:span><text:span text:style-name="Strong_20_Emphasis"><text:span text:style-name="T6">20</text:span></text:span><text:span text:style-name="T5"> <text:s/>NIL <text:s text:c="8"/></text:span><text:span text:style-name="Strong_20_Emphasis"><text:span text:style-name="T9">20</text:span></text:span><text:span text:style-name="Strong_20_Emphasis"><text:span text:style-name="T6"> <text:s text:c="2"/>N</text:span></text:span><text:span text:style-name="T5">IL</text:span><text:span text:style-name="Strong_20_Emphasis"><text:span text:style-name="T6"> <text:s text:c="8"/></text:span></text:span><text:span text:style-name="Strong_20_Emphasis"><text:span text:style-name="T9">20 </text:span></text:span><text:span text:style-name="Strong_20_Emphasis"><text:span text:style-name="T6"><text:s text:c="2"/></text:span></text:span><text:span text:style-name="T5">NIL</text:span></text:p>
      <text:p text:style-name="P2"><text:s text:c="4"/><text:span text:style-name="T10">/ \ <text:s text:c="12"/>/ \ <text:s text:c="13"/>/ <text:s/>\ <text:s text:c="2"/></text:span></text:p>
      <text:p text:style-name="P1"><text:span text:style-name="T7"><text:s text:c="2"/></text:span><text:span text:style-name="Strong_20_Emphasis"><text:span text:style-name="T6">10</text:span></text:span><text:span text:style-name="T5"> <text:s/>NIL <text:s text:c="9"/></text:span><text:span text:style-name="Strong_20_Emphasis"><text:span text:style-name="T6">10 <text:s/></text:span></text:span><text:span text:style-name="T5">NIL</text:span><text:span text:style-name="Strong_20_Emphasis"><text:span text:style-name="T6"> <text:s text:c="9"/></text:span></text:span><text:span text:style-name="Strong_20_Emphasis"><text:span text:style-name="T9">10</text:span></text:span><text:span text:style-name="Strong_20_Emphasis"><text:span text:style-name="T6"> <text:s/></text:span></text:span><text:span text:style-name="T5">NIL <text:s/></text:span></text:p>
      <text:p text:style-name="P3">Violates <text:s text:c="9"/>Violates <text:s text:c="7"/>Violates</text:p>
      <text:p text:style-name="P3">Property 4. <text:s text:c="5"/>Property 4 <text:s text:c="6"/>Property 3 </text:p>
      <text:p text:style-name="P4"/>
      <text:p text:style-name="P3">Following are different possible Red-Black Trees with above 3 keys</text:p>
      <text:p text:style-name="P1"><text:span text:style-name="Strong_20_Emphasis"><text:span text:style-name="T8"><text:s text:c="9"/></text:span></text:span><text:span text:style-name="Strong_20_Emphasis"><text:span text:style-name="T6">20</text:span></text:span><text:span text:style-name="T5"> <text:s text:c="12"/></text:span><text:span text:style-name="Strong_20_Emphasis"><text:span text:style-name="T6"><text:s text:c="14"/>20</text:span></text:span></text:p>
      <text:p text:style-name="P2"><text:s text:c="7"/><text:span text:style-name="T10">/ <text:s text:c="2"/>\ <text:s text:c="23"/>/ <text:s text:c="2"/>\</text:span></text:p>
      <text:p text:style-name="P1"><text:span text:style-name="Strong_20_Emphasis"><text:span text:style-name="T8"><text:s text:c="5"/></text:span></text:span><text:span text:style-name="Strong_20_Emphasis"><text:span text:style-name="T6">10 <text:s text:c="4"/>30</text:span></text:span><text:span text:style-name="T5"> <text:s text:c="19"/></text:span><text:span text:style-name="Strong_20_Emphasis"><text:span text:style-name="T9">10 <text:s text:c="4"/>30</text:span></text:span></text:p>
      <text:p text:style-name="P2"><text:s text:c="4"/><text:span text:style-name="T10">/ <text:s/>\ <text:s text:c="2"/>/ <text:s/>\ <text:s text:c="16"/>/ <text:s/>\ <text:s text:c="3"/>/ <text:s/>\</text:span></text:p>
      <text:p text:style-name="P2"><text:s/><text:span text:style-name="T10">NIL <text:s/>NIL NIL NIL <text:s text:c="12"/>NIL <text:s/>NIL NIL NIL</text:span></text:p>
      <text:p text:style-name="Text_20_body"><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monospace"/>
    <style:font-face style:name="Lohit Devanagari1" svg:font-family="'Lohit Devanagari'"/>
    <style:font-face style:name="Open Sans" svg:font-family="'Open Sans', Helvetica, Arial,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09:27:44.657657976</meta:creation-date>
    <dc:date>2018-10-21T09:30:32.189928282</dc:date>
    <meta:editing-duration>PT2M48S</meta:editing-duration>
    <meta:editing-cycles>6</meta:editing-cycles>
    <meta:generator>LibreOffice/6.0.6.2$Linux_X86_64 LibreOffice_project/00m0$Build-2</meta:generator>
    <meta:document-statistic meta:table-count="0" meta:image-count="0" meta:object-count="0" meta:page-count="1" meta:paragraph-count="19" meta:word-count="286" meta:character-count="1815" meta:non-whitespace-character-count="1216"/>
  </office:meta>
</office:document-meta>
</file>